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style:use-window-font-color="true"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3pt" fo:font-weight="bold" style:font-size-asian="13pt" style:font-weight-asian="bold" style:font-size-complex="13pt" style:font-weight-complex="bold"/>
    </style:style>
    <style:style style:name="T1" style:family="text">
      <style:text-properties style:use-window-font-color="tru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ul Collado</text:p>
      <text:p text:style-name="P4">CSC- 245-60</text:p>
      <text:p text:style-name="Standard"/>
      <text:p text:style-name="Standard"/>
      <text:p text:style-name="Standard">1:Write a program called valid that prints "yes" if its argument is a valid shell variable name and "no" otherwise: </text:p>
      <text:p text:style-name="Standard">$ valid foo_bar </text:p>
      <text:p text:style-name="Standard">yes </text:p>
      <text:p text:style-name="Standard">$ valid 123 </text:p>
      <text:p text:style-name="Standard">no </text:p>
      <text:p text:style-name="Standard">$ </text:p>
      <text:p text:style-name="Standard">(Hint: Define a regular expression for a valid variable name and then enlist the aid of grep or sed.) </text:p>
      <text:p text:style-name="Standard"/>
      <text:p text:style-name="Standard"/>
      <text:p text:style-name="Standard">t<text:span text:style-name="T1">est1=$(echo $1 | sed 's/[_a-zA-Z0-9]//g') </text:span></text:p>
      <text:p text:style-name="P1"/>
      <text:p text:style-name="P1">test2=$(echo $1 |sed 's/[^_a-zA-Z]*//') </text:p>
      <text:p text:style-name="P1"/>
      <text:p text:style-name="P1">if [ -z "$test1" -a "$1" = "$test2" ] </text:p>
      <text:p text:style-name="P1">then </text:p>
      <text:p text:style-name="P1"><text:tab/>echo "yes" </text:p>
      <text:p text:style-name="P1">else </text:p>
      <text:p text:style-name="P1"><text:tab/>echo "no" </text:p>
      <text:p text:style-name="P1">fi </text:p>
      <text:p text:style-name="Standard"/>
      <text:p text:style-name="Standard"/>
      <text:p text:style-name="Standard"/>
      <text:p text:style-name="Standard">2: Write a program called t that displays the time of day in a.m. or p.m. notation rather than in 24-hour clock time. Here's an example showing t run at night: </text:p>
      <text:p text:style-name="Standard">$ date</text:p>
      <text:p text:style-name="Standard">Wed Aug 28 19:34:01 EDT 2002</text:p>
      <text:p text:style-name="Standard">$ t</text:p>
      <text:p text:style-name="Standard">7:21 pm</text:p>
      <text:p text:style-name="Standard">$</text:p>
      <text:p text:style-name="Standard"/>
      <text:p text:style-name="P2">date +%I':'%M%p</text:p>
      <text:p text:style-name="Standard"/>
      <text:p text:style-name="Standard"/>
      <text:p text:style-name="Standard">3: Write a program called mysed that applies the sed script given as the first argument against the file given as the second. If the sed succeeds (that is, exit status of zero), replace the original file with the modified one. So </text:p>
      <text:p text:style-name="Standard">mysed '1,10d' text </text:p>
      <text:p text:style-name="Standard">will use sed to delete the first 10 lines from text, and, if successful, will replace text with the modified file. </text:p>
      <text:p text:style-name="Standard"/>
      <text:p text:style-name="P2">test1=$(sed $1 $2)</text:p>
      <text:p text:style-name="P2">echo $test1 &gt; tempphone</text:p>
      <text:p text:style-name="P2"></text:p>
      <text:p text:style-name="P2">if [ "$test1" ]</text:p>
      <text:p text:style-name="P2"><text:soft-page-break/>then</text:p>
      <text:p text:style-name="P2"><text:tab/>mv tempphone $2</text:p>
      <text:p text:style-name="P2">fi</text:p>
      <text:p text:style-name="Standard"/>
      <text:p text:style-name="Standard">4: Write a program called isyes that returns an exit status of 0 if its argument is "yes," and 1 otherwise. For purposes of this exercise, consider y, yes, Yes, YES, and Y all to be valid "yes" arguments: </text:p>
      <text:p text:style-name="Standard">$ isyes yes$ echo $?0$ isyes no$ echo $?1$ </text:p>
      <text:p text:style-name="Standard"/>
      <text:p text:style-name="Standard">Write the program using an if command and then rewrite it using a case command. This program can be useful when reading yes/no responses from the terminal (which you'll learn about in Chapter 10, "Reading and Printing Data").</text:p>
      <text:p text:style-name="Standard"/>
      <text:p text:style-name="P2">if [ "$1" = yes ]</text:p>
      <text:p text:style-name="P2">then</text:p>
      <text:p text:style-name="P2"><text:tab/>continue</text:p>
      <text:p text:style-name="P2">elif [ "$1" = YES ]</text:p>
      <text:p text:style-name="P2">then</text:p>
      <text:p text:style-name="P2"><text:tab/> continue</text:p>
      <text:p text:style-name="P2">elif [ "$1" = Y ]</text:p>
      <text:p text:style-name="P2">then</text:p>
      <text:p text:style-name="P2"><text:tab/>continue</text:p>
      <text:p text:style-name="P2">elif [ "$1" = y ]</text:p>
      <text:p text:style-name="P2">then</text:p>
      <text:p text:style-name="P2"><text:tab/>continue</text:p>
      <text:p text:style-name="P2">elif [ "$1" = Yes ]</text:p>
      <text:p text:style-name="P2">then</text:p>
      <text:p text:style-name="P2"><text:tab/>continue</text:p>
      <text:p text:style-name="P2">else</text:p>
      <text:p text:style-name="P2"><text:tab/>exit 1</text:p>
      <text:p text:style-name="P2">fi</text:p>
      <text:p text:style-name="P2"/>
      <text:p text:style-name="P2">----------------------------------------</text:p>
      <text:p text:style-name="P2">case "$1"</text:p>
      <text:p text:style-name="P2">in</text:p>
      <text:p text:style-name="P2"><text:tab/>[Yy]es)<text:tab/>;;</text:p>
      <text:p text:style-name="P2"><text:tab/>[Yy])<text:tab/>;;</text:p>
      <text:p text:style-name="P2"><text:tab/>YES)<text:tab/>;;</text:p>
      <text:p text:style-name="P2"><text:tab/>yes)<text:tab/>;;</text:p>
      <text:p text:style-name="P2"><text:tab/>*)<text:tab/>exit 1;;</text:p>
      <text:p text:style-name="P2">esa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Albany AMT1"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CC Account</meta:initial-creator>
    <meta:creation-date>2011-11-02T20:24:34</meta:creation-date>
    <dc:date>2011-11-07T20:07:57</dc:date>
    <dc:creator>MCC Account</dc:creator>
    <meta:editing-duration>PT1H36M37S</meta:editing-duration>
    <meta:editing-cycles>6</meta:editing-cycles>
    <meta:generator>LibreOffice/3.3$Linux LibreOffice_project/330m19$Build-8</meta:generator>
    <meta:document-statistic meta:table-count="0" meta:image-count="0" meta:object-count="0" meta:page-count="2" meta:paragraph-count="64" meta:word-count="351" meta:character-count="1873"/>
  </office:meta>
</office:document-meta>
</file>